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style:text-underline-style="solid" style:text-underline-width="auto" style:text-underline-color="font-color" fo:font-weight="bold" fo:background-color="#ffff00"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fo:background-color="#ffff00"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00" fo:font-weight="bold" style:font-weight-asian="bold" style:font-weight-complex="bold"/>
    </style:style>
    <style:style style:name="P9" style:family="paragraph" style:parent-style-name="Standard">
      <style:paragraph-properties fo:text-align="center" style:justify-single-word="false"/>
      <style:text-properties fo:color="#ff0000" fo:font-weight="bold" style:font-weight-asian="bold" style:font-weight-complex="bold"/>
    </style:style>
    <style:style style:name="P10" style:family="paragraph" style:parent-style-name="Standard">
      <style:text-properties fo:background-color="#ffff00"/>
    </style:style>
    <style:style style:name="P11" style:family="paragraph" style:parent-style-name="Standard">
      <style:paragraph-properties fo:margin-left="1.254cm" fo:margin-right="0cm" fo:text-indent="0cm" style:auto-text-indent="false">
        <style:tab-stops/>
      </style:paragraph-properties>
    </style:style>
    <style:style style:name="P12" style:family="paragraph" style:parent-style-name="Standard">
      <style:paragraph-properties fo:margin-left="1.293cm" fo:margin-right="0cm" fo:text-indent="0cm" style:auto-text-indent="false">
        <style:tab-stops/>
      </style:paragraph-properties>
    </style:style>
    <style:style style:name="P13" style:family="paragraph" style:parent-style-name="Standard">
      <style:paragraph-properties fo:margin-left="1.27cm" fo:margin-right="0cm" fo:text-indent="0cm" style:auto-text-indent="false">
        <style:tab-stops/>
      </style:paragraph-properties>
    </style:style>
    <style:style style:name="P14" style:family="paragraph" style:parent-style-name="Párrafo_20_de_20_lista">
      <style:text-properties fo:color="#000000"/>
    </style:style>
    <style:style style:name="P15" style:family="paragraph" style:parent-style-name="Standard">
      <style:paragraph-properties fo:margin-left="1.251cm" fo:margin-right="0cm" fo:text-indent="0cm" style:auto-text-indent="false">
        <style:tab-stops/>
      </style:paragraph-properties>
    </style:style>
    <style:style style:name="P16" style:family="paragraph" style:parent-style-name="Standard">
      <style:paragraph-properties fo:margin-left="1.274cm" fo:margin-right="0cm" fo:text-indent="0cm" style:auto-text-indent="false">
        <style:tab-stops/>
      </style:paragraph-properties>
    </style:style>
    <style:style style:name="P17" style:family="paragraph" style:parent-style-name="Standard">
      <style:paragraph-properties fo:margin-left="1.274cm" fo:margin-right="0cm" fo:text-indent="0cm" style:auto-text-indent="false">
        <style:tab-stops/>
      </style:paragraph-properties>
      <style:text-properties fo:font-weight="bold" style:font-weight-asian="bold" style:font-weight-complex="bold"/>
    </style:style>
    <style:style style:name="P18" style:family="paragraph" style:parent-style-name="Normal">
      <style:text-properties style:text-underline-style="solid" style:text-underline-width="auto" style:text-underline-color="font-color" fo:background-color="#ffff00"/>
    </style:style>
    <style:style style:name="P19"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0" style:family="paragraph" style:parent-style-name="Standard" style:list-style-name="L1"/>
    <style:style style:name="P21" style:family="paragraph" style:parent-style-name="Standard" style:list-style-name="L1">
      <style:text-properties fo:font-weight="bold" style:font-weight-asian="bold" style:font-weight-complex="bold"/>
    </style:style>
    <style:style style:name="P22" style:family="paragraph" style:parent-style-name="Standard" style:list-style-name="L3">
      <style:text-properties fo:font-weight="bold" style:font-weight-asian="bold" style:font-weight-complex="bold"/>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2">
      <style:text-properties fo:background-color="#ffff00"/>
    </style:style>
    <style:style style:name="T1" style:family="text">
      <style:text-properties fo:font-weight="bold" style:font-weight-asian="bold" style:font-weight-complex="bold"/>
    </style:style>
    <style:style style:name="T2" style:family="text">
      <style:text-properties fo:font-weight="bold" fo:background-color="#ff3333"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style:text-underline-style="solid" style:text-underline-width="auto" style:text-underline-color="font-color" fo:font-weight="bold" fo:background-color="#ffff00" style:font-weight-asian="bold" style:font-weight-complex="bold"/>
    </style:style>
    <style:style style:name="T6" style:family="text">
      <style:text-properties style:text-underline-style="solid" style:text-underline-width="auto" style:text-underline-color="font-color" fo:background-color="#ffff00"/>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b050"/>
    </style:style>
    <style:style style:name="T10" style:family="text">
      <style:text-properties fo:color="#00b050" fo:font-weight="bold" style:font-weight-asian="bold" style:font-weight-complex="bold"/>
    </style:style>
    <style:style style:name="T11" style:family="text">
      <style:text-properties fo:color="#00b0f0"/>
    </style:style>
    <style:style style:name="T12" style:family="text">
      <style:text-properties fo:color="#00b0f0" fo:font-weight="bold" style:font-weight-asian="bold" style:font-weight-complex="bold"/>
    </style:style>
    <style:style style:name="T13" style:family="text">
      <style:text-properties fo:background-color="#ff3333"/>
    </style:style>
    <style:style style:name="T14" style:family="text">
      <style:text-properties fo:background-color="#ffff00"/>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 text:c="5"/>HACER LOS BRAZOS</text:p>
      <text:p text:style-name="P2"/>
      <text:list xml:id="list6476059281436143361" text:style-name="L1">
        <text:list-item>
          <text:p text:style-name="P20">Vamos a crear los <text:span text:style-name="Fuente_20_de_20_párrafo_20_predeter."><text:span text:style-name="T1">joints</text:span></text:span> de los shoulders, de los arms, y los hands (hombros, brazos y manos).</text:p>
        </text:list-item>
      </text:list>
      <text:p text:style-name="P11">Desde la Camera Front. Imaginando una clavícula, con la herramienta Create Joints, hacemos el primer joint, sin necesidad de snaps, entre el cuello y el hombro y el end, recto con shift, más o menos al principio de donde caerá el inicio del húmero. Es el skin_shoulder, que lo centraremos(moviendo el padre de la cadena de dos) bien en el pecho y el brazo, y después rotando y escalando, acabaremos de poner el end bien centrado en el brazo.</text:p>
      <text:p text:style-name="P11"><text:span text:style-name="Fuente_20_de_20_párrafo_20_predeter."><text:span text:style-name="T1">Freeze de las rotaciones y del scale.</text:span></text:span></text:p>
      <text:p text:style-name="Standard"/>
      <text:list xml:id="list30703603" text:continue-numbering="true" text:style-name="L1">
        <text:list-item>
          <text:p text:style-name="P20">Renombramos<text:span text:style-name="Fuente_20_de_20_párrafo_20_predeter."><text:span text:style-name="T1"> nombre_skin_Lf_shoulder</text:span></text:span> / <text:span text:style-name="Fuente_20_de_20_párrafo_20_predeter."><text:span text:style-name="T1">nombre_sk_Lf_shoulder_end</text:span></text:span></text:p>
        </text:list-item>
      </text:list>
      <text:p text:style-name="Standard"/>
      <text:list xml:id="list30674450" text:continue-numbering="true" text:style-name="L1">
        <text:list-item>
          <text:p text:style-name="P20">Vamos ahora con los joints del brazo. Con snap de V clicamos fuera del personaje y arrastramos el joint <text:span text:style-name="Fuente_20_de_20_párrafo_20_predeter."><text:span text:style-name="T1">donde está el shoulder_end,</text:span></text:span> después con shift haremos un segundo click donde se sitúa el codo, y también con shift hacemos un tercer click en la muñeca.</text:p>
        </text:list-item>
      </text:list>
      <text:p text:style-name="Standard"><text:tab/>Asegurarse de que queda bien centrado en el brazo y la muñeca.</text:p>
      <text:p text:style-name="Standard"/>
      <text:list xml:id="list30690274" text:continue-numbering="true" text:style-name="L1">
        <text:list-item>
          <text:p text:style-name="P20">Renombramos <text:s/><text:span text:style-name="Fuente_20_de_20_párrafo_20_predeter."><text:span text:style-name="T1">nombre_skin_Lf_uparm, nombre_skin_Lf_lowarm y nombre_sk_Lf_arm_end</text:span></text:span></text:p>
        </text:list-item>
      </text:list>
      <text:p text:style-name="Standard"/>
      <text:list xml:id="list30693468" text:continue-numbering="true" text:style-name="L1">
        <text:list-item>
          <text:p text:style-name="P20"><text:s/>Ahora hacemos la mano, con snap de V clicamos fuera del personaje y arrastramos el hueso hasta el <text:span text:style-name="Fuente_20_de_20_párrafo_20_predeter."><text:span text:style-name="T1">sk_arm_end</text:span></text:span> y después con shift hacemos el segundo hueso en mitad de la palma de la mano.</text:p>
        </text:list-item>
      </text:list>
      <text:p text:style-name="Standard"/>
      <text:list xml:id="list30680545" text:continue-numbering="true" text:style-name="L1">
        <text:list-item>
          <text:p text:style-name="P20">Renombramos <text:span text:style-name="Fuente_20_de_20_párrafo_20_predeter."><text:span text:style-name="T1">nombre_skin_Lf_hand y nombre_sk_Lf_hand_end</text:span></text:span></text:p>
        </text:list-item>
      </text:list>
      <text:p text:style-name="Standard"/>
      <text:p text:style-name="P5">Si algún joint no acaba de estar en el sitio, moviendo el padre y con rotate y scale, nos aseguramos de que esté todo donde mejor vayan a quedar las articulaciones.</text:p>
      <text:p text:style-name="P5"/>
      <text:p text:style-name="P7"><text:span text:style-name="Fuente_20_de_20_párrafo_20_predeter."><text:span text:style-name="T1"><text:s/></text:span></text:span><text:span text:style-name="Fuente_20_de_20_párrafo_20_predeter."><text:span text:style-name="T4">NO OLVIDAR HACER FREEZE EN </text:span></text:span><text:span text:style-name="Fuente_20_de_20_párrafo_20_predeter."><text:span text:style-name="T4">LAS ROTACIONES Y LOS ESCALADOS</text:span></text:span></text:p>
      <text:p text:style-name="Standard"/>
      <text:list xml:id="list30692968" text:continue-numbering="true" text:style-name="L1">
        <text:list-item>
          <text:p text:style-name="P20">Seleccionamos los skin_shoulder, skin_uparm y skin_hand, y de uno en uno (sino os dará error por demasiados argumentos) le damos a Skeleton&gt;Mirror Joints, <text:span text:style-name="Fuente_20_de_20_párrafo_20_predeter."><text:span text:style-name="T1">pero</text:span></text:span> dentro de las opciones de mirror joints vamos a poner lo siguiente:</text:p>
        </text:list-item>
      </text:list>
      <text:p text:style-name="Standard"/>
      <text:p text:style-name="Standard">“mirror across” en YZ</text:p>
      <text:p text:style-name="Standard">“mirror function” en <text:span text:style-name="Fuente_20_de_20_párrafo_20_predeter."><text:span text:style-name="T1">Behavior</text:span></text:span></text:p>
      <text:p text:style-name="Standard">“search for”<text:span text:style-name="Fuente_20_de_20_párrafo_20_predeter."><text:span text:style-name="T1"> </text:span></text:span>poner _Lf_ y “replace with” poner _Rg_</text:p>
      <text:p text:style-name="Standard"/>
      <text:list xml:id="list30696390" text:continue-numbering="true" text:style-name="L1">
        <text:list-item>
          <text:p text:style-name="P20">Ahora pillamos los dos skin_lowarm y los rotamos hacia adelante (en el caso de Karl es hacia adelante, la idea es rotar hacia el sentido de la articulación) y apretamos sobre <text:span text:style-name="Fuente_20_de_20_párrafo_20_predeter."><text:span text:style-name="T1">Skeleton&gt;Set Preferred Angle</text:span></text:span>.</text:p>
        </text:list-item>
      </text:list>
      <text:p text:style-name="Standard"/>
      <text:p text:style-name="P12"><text:span text:style-name="T14">Una vez hecho, lo ponemos a cero. </text:span><text:span text:style-name="Fuente_20_de_20_párrafo_20_predeter."><text:span text:style-name="T3">Poner a cero no es lo mismo que hacer un freeze, en este caso pondremos a mano en la rotación el valor cero.</text:span></text:span></text:p>
      <text:p text:style-name="Standard"/>
      <text:list xml:id="list30695495" text:continue-numbering="true" text:style-name="L1">
        <text:list-item>
          <text:p text:style-name="P20">Seleccionamos la herramienta <text:span text:style-name="Fuente_20_de_20_párrafo_20_predeter."><text:span text:style-name="T1">IK Handle </text:span></text:span>clicamos sobre <text:span text:style-name="Fuente_20_de_20_párrafo_20_predeter."><text:span text:style-name="T1">skin_uparm</text:span></text:span> y sobre <text:span text:style-name="Fuente_20_de_20_párrafo_20_predeter."><text:span text:style-name="T1">sk_arm_end</text:span></text:span> (Hacer en ambos lados)</text:p>
        </text:list-item>
      </text:list>
      <text:p text:style-name="Standard"/>
      <text:list xml:id="list30685348" text:continue-numbering="true" text:style-name="L1">
        <text:list-item>
          <text:p text:style-name="P20">Renombrar el ik resultante. Nombre_ik_Lf/Rg_arm.</text:p>
        </text:list-item>
      </text:list>
      <text:p text:style-name="Standard"><text:soft-page-break/></text:p>
      <text:list xml:id="list30692066" text:continue-numbering="true" text:style-name="L1">
        <text:list-item>
          <text:p text:style-name="P20">Ahora vamos a crear las curvas que manejarán los iks. Para ello, como hicimos anteriormente, hacemos una curva (si la hacéis por ahí perdida, la llevamos al 0,0,0, y le hacemos un <text:span text:style-name="Fuente_20_de_20_párrafo_20_predeter."><text:span text:style-name="T1">Freeze)</text:span></text:span>. Le hacemos un grupo y lo duplicamos para tener una curva para cada lado.</text:p>
        </text:list-item>
      </text:list>
      <text:p text:style-name="Standard"/>
      <text:list xml:id="list30683995" text:continue-numbering="true" text:style-name="L1">
        <text:list-item>
          <text:p text:style-name="P20">Renombramos <text:span text:style-name="Fuente_20_de_20_párrafo_20_predeter."><text:span text:style-name="T1">nombre_ac_Lf/Rg_ikhand y nombre_offset_Lf/Rg_ikhand</text:span></text:span>.</text:p>
        </text:list-item>
      </text:list>
      <text:p text:style-name="Standard"/>
      <text:list xml:id="list30701771" text:continue-numbering="true" text:style-name="L1">
        <text:list-item>
          <text:p text:style-name="P20">Ahora, como hicimos con los offsets head y los necks, nos llevaremos al sitio los <text:span text:style-name="Fuente_20_de_20_párrafo_20_predeter."><text:span text:style-name="T1">offsets_ikhand </text:span></text:span>con un constraint sin mantain offset. Para ello, seleccionamos el <text:span text:style-name="Fuente_20_de_20_párrafo_20_predeter."><text:span text:style-name="T1">skin_hand</text:span></text:span> y el <text:span text:style-name="Fuente_20_de_20_párrafo_20_predeter."><text:span text:style-name="T1">offset_ikhand</text:span></text:span> (Lf con Lf y Rg con Rg), y hacemos un constraint parent <text:span text:style-name="Fuente_20_de_20_párrafo_20_predeter."><text:span text:style-name="T1">sin la opción de maintain offset</text:span></text:span>. Esto hará que los ejes de los offsets se orienten exactamente con la misma orientación que los ejes del hueso de la mano. De esta manera nos evitaremos problemas en un futuro. <text:span text:style-name="Fuente_20_de_20_párrafo_20_predeter."><text:span text:style-name="T1">Eliminar el constrain</text:span></text:span></text:p>
        </text:list-item>
      </text:list>
      <text:p text:style-name="Standard"/>
      <text:list xml:id="list30693023" text:continue-numbering="true" text:style-name="L1">
        <text:list-item>
          <text:p text:style-name="P20">Si fuera necesario adaptaremos las curvas con <text:span text:style-name="Fuente_20_de_20_párrafo_20_predeter."><text:span text:style-name="T1">control vertex</text:span></text:span></text:p>
        </text:list-item>
      </text:list>
      <text:p text:style-name="Standard"/>
      <text:list xml:id="list30689956" text:continue-numbering="true" text:style-name="L1">
        <text:list-item>
          <text:p text:style-name="P20">Ahora creamos dos curvas como hemos hecho con el resto, *curva y offset en 000 y <text:span text:style-name="Fuente_20_de_20_párrafo_20_predeter."><text:span text:style-name="T1">frezee</text:span></text:span>, y esta vez las vamos a llevar (<text:span text:style-name="Fuente_20_de_20_párrafo_20_predeter."><text:span text:style-name="T1">SIEMPRE DESDE EL OFFSET</text:span></text:span>) con <text:span text:style-name="Fuente_20_de_20_párrafo_20_predeter."><text:span text:style-name="T1">snap de V </text:span></text:span>hasta el <text:span text:style-name="Fuente_20_de_20_párrafo_20_predeter."><text:span text:style-name="T1">skin_lowarm</text:span></text:span>, una vez ahí y <text:span text:style-name="Fuente_20_de_20_párrafo_20_predeter."><text:span text:style-name="T1">siempre desde los offsets</text:span></text:span> los retrasamos en <text:span text:style-name="Fuente_20_de_20_párrafo_20_predeter."><text:span text:style-name="T1">Z </text:span></text:span>para que queden por detrás del cuerpo un poco más de la distancia que mide el uparm.</text:p>
        </text:list-item>
      </text:list>
      <text:p text:style-name="Standard"/>
      <text:p text:style-name="P11">Es muy importante que los offsets calcen perfectamente en el centro del lowarm en los ejes X e Y para que todo vaya lo mejor posible... (*Consejo Create&gt;Type HAY QUE CREAR UNA CURVA, NO DEJARLO COMO GEOMETRÍA)</text:p>
      <text:p text:style-name="Standard"/>
      <text:list xml:id="list30686789" text:continue-numbering="true" text:style-name="L1">
        <text:list-item>
          <text:p text:style-name="P20">Renombramos a <text:span text:style-name="Fuente_20_de_20_párrafo_20_predeter."><text:span text:style-name="T1">nombre_ac_Lf/Rg_elbow y nombre_offset_Lf/Rg_elb</text:span></text:span><text:span text:style-name="Fuente_20_de_20_párrafo_20_predeter."><text:span text:style-name="T1">ow</text:span></text:span></text:p>
        </text:list-item>
      </text:list>
      <text:p text:style-name="Standard"/>
      <text:list xml:id="list30690244" text:continue-numbering="true" text:style-name="L1">
        <text:list-item>
          <text:p text:style-name="P20">Ahora seleccionamos las <text:span text:style-name="Fuente_20_de_20_párrafo_20_predeter."><text:span text:style-name="T1">ac_ikhand</text:span></text:span>, después los <text:span text:style-name="Fuente_20_de_20_párrafo_20_predeter."><text:span text:style-name="T1">ik_arm </text:span></text:span>y hacemos un <text:span text:style-name="Fuente_20_de_20_párrafo_20_predeter."><text:span text:style-name="T1">constrain point</text:span></text:span>,<text:span text:style-name="Fuente_20_de_20_párrafo_20_predeter."><text:span text:style-name="T1"> el Lf con Lf y Rg con Rg</text:span></text:span></text:p>
        </text:list-item>
      </text:list>
      <text:p text:style-name="Standard"/>
      <text:list xml:id="list30680017" text:continue-numbering="true" text:style-name="L1">
        <text:list-item>
          <text:p text:style-name="P20"><text:span text:style-name="T14">Ahora seleccionamos los </text:span><text:span text:style-name="Fuente_20_de_20_párrafo_20_predeter."><text:span text:style-name="T3">ac_elbow</text:span></text:span><text:span text:style-name="T14">, después</text:span><text:span text:style-name="Fuente_20_de_20_párrafo_20_predeter."><text:span text:style-name="T3"> </text:span></text:span><text:span text:style-name="T14">los </text:span><text:span text:style-name="Fuente_20_de_20_párrafo_20_predeter."><text:span text:style-name="T3">ik_arm </text:span></text:span><text:span text:style-name="T14">y</text:span><text:span text:style-name="Fuente_20_de_20_párrafo_20_predeter."><text:span text:style-name="T3"> </text:span></text:span><text:span text:style-name="T14">hacemos un </text:span><text:span text:style-name="Fuente_20_de_20_párrafo_20_predeter."><text:span text:style-name="T3">constrain Pole Vector</text:span></text:span><text:span text:style-name="T14">,</text:span><text:span text:style-name="Fuente_20_de_20_párrafo_20_predeter."><text:span text:style-name="T3"> el Lf con Lf y Rg con Rg.</text:span></text:span></text:p>
        </text:list-item>
      </text:list>
      <text:p text:style-name="P6"/>
      <text:p text:style-name="P6">LLEGADOS A ESTE PUNTO, PODEMOS PROBAR QUE TODO FUNCIONE BIEN. LUEGO DEJAMOS LAS CURVAS COMO ESTABAN, A CERO.</text:p>
      <text:p text:style-name="Standard"/>
      <text:list xml:id="list30682369" text:continue-numbering="true" text:style-name="L1">
        <text:list-item>
          <text:p text:style-name="P20"><text:span text:style-name="Fuente_20_de_20_párrafo_20_predeter."><text:span text:style-name="T7">Vamos a hacer ahora las curvas de los controladores de animación en </text:span></text:span><text:span text:style-name="Fuente_20_de_20_párrafo_20_predeter."><text:span text:style-name="T8">FK</text:span></text:span><text:span text:style-name="Fuente_20_de_20_párrafo_20_predeter."><text:span text:style-name="T7">. Creamos tres curvas, una para el uparm, otra para el lowarm, y otra para la hand y sus respectivos o</text:span></text:span><text:span text:style-name="Fuente_20_de_20_párrafo_20_predeter."><text:span text:style-name="T7">ffsets.</text:span></text:span></text:p>
        </text:list-item>
      </text:list>
      <text:p text:style-name="P13"/>
      <text:list xml:id="list30696602" text:continue-numbering="true" text:style-name="L1">
        <text:list-item>
          <text:p text:style-name="P20">Renombramos nombre_ac_Lf/Rg_FKuparm, nombre_ac_Lf/Rg_FKlowarm, nombre_ac_Lf/Rg_FKhand, y para los offsets lo mismo pero cambiando ac por offsets</text:p>
        </text:list-item>
      </text:list>
      <text:p text:style-name="Standard"/>
      <text:list xml:id="list30699207" text:continue-numbering="true" text:style-name="L1">
        <text:list-item>
          <text:p text:style-name="P20">Para llevar a su sitio los offsets que acabamos de hacer, usaremos los <text:span text:style-name="Fuente_20_de_20_párrafo_20_predeter."><text:span text:style-name="T1">constrain parent</text:span></text:span> <text:span text:style-name="Fuente_20_de_20_párrafo_20_predeter."><text:span text:style-name="T1">sin mantain o</text:span></text:span><text:span text:style-name="Fuente_20_de_20_párrafo_20_predeter."><text:span text:style-name="T1">ffset</text:span></text:span>. Seleccionamos el <text:span text:style-name="Fuente_20_de_20_párrafo_20_predeter."><text:span text:style-name="T1">skin_uparm</text:span></text:span> después el <text:span text:style-name="Fuente_20_de_20_párrafo_20_predeter."><text:span text:style-name="T1">offset_fkuparm y constrain</text:span></text:span>, pillamos el <text:span text:style-name="Fuente_20_de_20_párrafo_20_predeter."><text:span text:style-name="T1">skin_lowarm</text:span></text:span> después el <text:span text:style-name="Fuente_20_de_20_párrafo_20_predeter."><text:span text:style-name="T1">offset_fklowarm y constrain</text:span></text:span>, y por último pillamos el <text:span text:style-name="Fuente_20_de_20_párrafo_20_predeter."><text:span text:style-name="T1">skin_hand</text:span></text:span> después el <text:span text:style-name="Fuente_20_de_20_párrafo_20_predeter."><text:span text:style-name="T1">offset_fkhand y constrain</text:span></text:span>. <text:span text:style-name="Fuente_20_de_20_párrafo_20_predeter."><text:span text:style-name="T1">Lf con Lf y Rg con Rg</text:span></text:span></text:p>
        </text:list-item>
      </text:list>
      <text:p text:style-name="Standard"/>
      <text:list xml:id="list30703111" text:continue-numbering="true" text:style-name="L1">
        <text:list-item>
          <text:p text:style-name="P20"><text:span text:style-name="Fuente_20_de_20_párrafo_20_predeter."><text:span text:style-name="T1">Eliminar los </text:span></text:span><text:span text:style-name="Fuente_20_de_20_párrafo_20_predeter."><text:span text:style-name="T1">constrain. </text:span></text:span>Colocar las curvas con <text:span text:style-name="Fuente_20_de_20_párrafo_20_predeter."><text:span text:style-name="T1">control vertex</text:span></text:span> si fuera necesario.</text:p>
        </text:list-item>
      </text:list>
      <text:p text:style-name="Standard"/>
      <text:p text:style-name="Standard"/>
      <text:p text:style-name="Standard"><text:soft-page-break/></text:p>
      <text:list xml:id="list30688483" text:continue-numbering="true" text:style-name="L1">
        <text:list-item>
          <text:p text:style-name="P20"><text:span text:style-name="Fuente_20_de_20_párrafo_20_predeter."><text:span text:style-name="T7">Emparentar (Con “P” o arrastrando) en cascada, </text:span></text:span><text:span text:style-name="Fuente_20_de_20_párrafo_20_predeter."><text:span text:style-name="T9">offset</text:span></text:span><text:span text:style-name="Fuente_20_de_20_párrafo_20_predeter."><text:span text:style-name="T7">-</text:span></text:span><text:span text:style-name="Fuente_20_de_20_párrafo_20_predeter."><text:span text:style-name="T11">curva</text:span></text:span><text:span text:style-name="Fuente_20_de_20_párrafo_20_predeter."><text:span text:style-name="T7">-</text:span></text:span><text:span text:style-name="Fuente_20_de_20_párrafo_20_predeter."><text:span text:style-name="T9">offset</text:span></text:span><text:span text:style-name="Fuente_20_de_20_párrafo_20_predeter."><text:span text:style-name="T7">-</text:span></text:span><text:span text:style-name="Fuente_20_de_20_párrafo_20_predeter."><text:span text:style-name="T11">curva</text:span></text:span></text:p>
        </text:list-item>
      </text:list>
      <text:p text:style-name="P14"/>
      <text:p text:style-name="P13"><text:span text:style-name="Fuente_20_de_20_párrafo_20_predeter."><text:span text:style-name="T7"><text:s/></text:span></text:span><text:span text:style-name="Fuente_20_de_20_párrafo_20_predeter."><text:span text:style-name="T10">offset_fk</text:span></text:span><text:span text:style-name="Fuente_20_de_20_párrafo_20_predeter."><text:span text:style-name="T9">uparm</text:span></text:span><text:span text:style-name="Fuente_20_de_20_párrafo_20_predeter."><text:span text:style-name="T7">&gt;</text:span></text:span><text:span text:style-name="Fuente_20_de_20_párrafo_20_predeter."><text:span text:style-name="T12">ac_fk</text:span></text:span><text:span text:style-name="Fuente_20_de_20_párrafo_20_predeter."><text:span text:style-name="T11">uparm</text:span></text:span><text:span text:style-name="Fuente_20_de_20_párrafo_20_predeter."><text:span text:style-name="T7">&gt;</text:span></text:span><text:span text:style-name="Fuente_20_de_20_párrafo_20_predeter."><text:span text:style-name="T10">offset_fk</text:span></text:span><text:span text:style-name="Fuente_20_de_20_párrafo_20_predeter."><text:span text:style-name="T9">lowarm</text:span></text:span><text:span text:style-name="Fuente_20_de_20_párrafo_20_predeter."><text:span text:style-name="T7">&gt;</text:span></text:span><text:span text:style-name="Fuente_20_de_20_párrafo_20_predeter."><text:span text:style-name="T12">ac_fk</text:span></text:span><text:span text:style-name="Fuente_20_de_20_párrafo_20_predeter."><text:span text:style-name="T11">lowarm</text:span></text:span><text:span text:style-name="Fuente_20_de_20_párrafo_20_predeter."><text:span text:style-name="T7">&gt;</text:span></text:span><text:span text:style-name="Fuente_20_de_20_párrafo_20_predeter."><text:span text:style-name="T9">offset_</text:span></text:span><text:span text:style-name="Fuente_20_de_20_párrafo_20_predeter."><text:span text:style-name="T10">fk</text:span></text:span><text:span text:style-name="Fuente_20_de_20_párrafo_20_predeter."><text:span text:style-name="T9">hand</text:span></text:span><text:span text:style-name="Fuente_20_de_20_párrafo_20_predeter."><text:span text:style-name="T7">&gt;</text:span></text:span><text:span text:style-name="Fuente_20_de_20_párrafo_20_predeter."><text:span text:style-name="T11">ac_</text:span></text:span><text:span text:style-name="Fuente_20_de_20_párrafo_20_predeter."><text:span text:style-name="T12">fk</text:span></text:span><text:span text:style-name="Fuente_20_de_20_párrafo_20_predeter."><text:span text:style-name="T11">hand</text:span></text:span></text:p>
      <text:p text:style-name="P8"/>
      <text:p text:style-name="P6">A PARTIR DE ESTE PUNTO NO SE PUEDE VOLVER A PROBAR NADA HASTA PRÓXIMO AVISO</text:p>
      <text:p text:style-name="P9"/>
      <text:p text:style-name="P9"/>
      <text:list xml:id="list30693549" text:continue-numbering="true" text:style-name="L1">
        <text:list-item>
          <text:p text:style-name="P20">Ahora seleccionamos las <text:span text:style-name="Fuente_20_de_20_párrafo_20_predeter."><text:span text:style-name="T1">ac_fkuparm</text:span></text:span> y los <text:span text:style-name="Fuente_20_de_20_párrafo_20_predeter."><text:span text:style-name="T1">skin_uparm</text:span></text:span> y hacemos un <text:span text:style-name="Fuente_20_de_20_párrafo_20_predeter."><text:span text:style-name="T1">constrain Orient</text:span></text:span>, después seleccionamos las <text:span text:style-name="Fuente_20_de_20_párrafo_20_predeter."><text:span text:style-name="T1">ac_fklowarm</text:span></text:span> y los <text:span text:style-name="Fuente_20_de_20_párrafo_20_predeter."><text:span text:style-name="T1">skin_lowarm</text:span></text:span> y hacemos un <text:span text:style-name="Fuente_20_de_20_párrafo_20_predeter."><text:span text:style-name="T1">constrain orient</text:span></text:span>, <text:span text:style-name="Fuente_20_de_20_párrafo_20_predeter."><text:span text:style-name="T1">Lf con Lf y Rg con Rg.</text:span></text:span></text:p>
        </text:list-item>
      </text:list>
      <text:p text:style-name="Standard"/>
      <text:list xml:id="list30691756" text:continue-numbering="true" text:style-name="L1">
        <text:list-item>
          <text:p text:style-name="P20">Ahora vamos a crear una curva (Diamante) que llamaremos <text:span text:style-name="Fuente_20_de_20_párrafo_20_predeter."><text:span text:style-name="T1">nombre_ac_Lf/Rg_ikfkhand. </text:span></text:span>Una curva pequeñita al lado de la mano que podemos llevar a sitio con snap de V y luego hacemos un Freeze. Pillamos el skin_hand, el ac_ikfkhand y hacemos <text:span text:style-name="T1">contrain parent</text:span>.</text:p>
        </text:list-item>
      </text:list>
      <text:p text:style-name="P1"/>
      <text:p text:style-name="P15">Le añadimos un atributo que llamaremos <text:span text:style-name="Fuente_20_de_20_párrafo_20_predeter."><text:span text:style-name="T1">IkFkChange</text:span></text:span>, será un Float de mín=0, máx=1, default=0</text:p>
      <text:p text:style-name="Standard"/>
      <text:list xml:id="list30687568" text:continue-numbering="true" text:style-name="L1">
        <text:list-item>
          <text:p text:style-name="P20"><text:span text:style-name="T14">Seleccionamos las </text:span><text:span text:style-name="Fuente_20_de_20_párrafo_20_predeter."><text:span text:style-name="T3">ac_ikfkhand</text:span></text:span><text:span text:style-name="T14"> y </text:span><text:span text:style-name="Fuente_20_de_20_párrafo_20_predeter."><text:span text:style-name="T3">ik_arm </text:span></text:span><text:span text:style-name="T14">y</text:span><text:span text:style-name="Fuente_20_de_20_párrafo_20_predeter."><text:span text:style-name="T3"> </text:span></text:span><text:span text:style-name="T14">(con el </text:span><text:span text:style-name="Fuente_20_de_20_párrafo_20_predeter."><text:span text:style-name="T3">Connection Editor o Node Editor</text:span></text:span><text:span text:style-name="T14">) conectamos el atributo </text:span><text:span text:style-name="Fuente_20_de_20_párrafo_20_predeter."><text:span text:style-name="T3">IkFkChange</text:span></text:span><text:span text:style-name="T14"> con </text:span><text:span text:style-name="Fuente_20_de_20_párrafo_20_predeter."><text:span text:style-name="T3">ikBlend</text:span></text:span><text:span text:style-name="T14"> (de los ik de ambos lados Lf con Lf y Rg con Rg)</text:span><text:span text:style-name="Fuente_20_de_20_párrafo_20_predeter."><text:span text:style-name="T3"> </text:span></text:span><text:span text:style-name="T14">y después conectamos</text:span><text:span text:style-name="Fuente_20_de_20_párrafo_20_predeter."><text:span text:style-name="T3"> IkFkChange</text:span></text:span><text:span text:style-name="T14"> al atributo </text:span><text:span text:style-name="Fuente_20_de_20_párrafo_20_predeter."><text:span text:style-name="T3">visibility</text:span></text:span><text:span text:style-name="T14"> de los </text:span><text:span text:style-name="Fuente_20_de_20_párrafo_20_predeter."><text:span text:style-name="T3">offset_ikhand </text:span></text:span><text:span text:style-name="T14">y </text:span><text:span text:style-name="Fuente_20_de_20_párrafo_20_predeter."><text:span text:style-name="T3">offset_elbow </text:span></text:span><text:span text:style-name="T14">(de ambos lados Lf con Lf y Rg con Rg).</text:span></text:p>
        </text:list-item>
      </text:list>
      <text:p text:style-name="P5"/>
      <text:list xml:id="list30686061" text:continue-numbering="true" text:style-name="L1">
        <text:list-item>
          <text:p text:style-name="P20">Seleccionamos los ik_arm y en sus atributos buscar la pestaña IK Handle Attributes (Ctrl+a si nos vemos el atribute editor) ponemos el atributo <text:span text:style-name="Fuente_20_de_20_párrafo_20_predeter."><text:span text:style-name="T1">Stickiness en Sticky.</text:span></text:span></text:p>
        </text:list-item>
      </text:list>
      <text:p text:style-name="P5"/>
      <text:list xml:id="list30680868" text:continue-numbering="true" text:style-name="L1">
        <text:list-item>
          <text:p text:style-name="P20">Vamos ahora al Node Editor. Creamos un nodo <text:span text:style-name="Fuente_20_de_20_párrafo_20_predeter."><text:span text:style-name="T1">Reverse</text:span></text:span>(Tabulador)<text:span text:style-name="Fuente_20_de_20_párrafo_20_predeter."><text:span text:style-name="T1"> para cada lado </text:span></text:span>y los renombramos a <text:span text:style-name="Fuente_20_de_20_párrafo_20_predeter."><text:span text:style-name="T1">nombre_nrev_Lf/Rg_arm</text:span></text:span></text:p>
        </text:list-item>
      </text:list>
      <text:p text:style-name="Párrafo_20_de_20_lista"/>
      <text:p text:style-name="P13">Nos traemos las dos <text:span text:style-name="Fuente_20_de_20_párrafo_20_predeter."><text:span text:style-name="T1">ac_ikfkhand</text:span></text:span> al Node Editor y conectaremos sus <text:span text:style-name="Fuente_20_de_20_párrafo_20_predeter."><text:span text:style-name="T1">IkFkChange</text:span></text:span> al <text:span text:style-name="Fuente_20_de_20_párrafo_20_predeter."><text:span text:style-name="T1">inputX</text:span></text:span> del nodo_reverse.</text:p>
      <text:p text:style-name="P13">Por último traemos al Node Editor los <text:span text:style-name="Fuente_20_de_20_párrafo_20_predeter."><text:span text:style-name="T1">offset_fkup</text:span></text:span><text:span text:style-name="Fuente_20_de_20_párrafo_20_predeter."><text:span text:style-name="T1">arm </text:span></text:span>y<text:span text:style-name="Fuente_20_de_20_párrafo_20_predeter."><text:span text:style-name="T1"> </text:span></text:span>conectamos el <text:span text:style-name="Fuente_20_de_20_párrafo_20_predeter."><text:span text:style-name="T1">outputX </text:span></text:span>de los reverse a la <text:span text:style-name="Fuente_20_de_20_párrafo_20_predeter."><text:span text:style-name="T1">visibility </text:span></text:span>de los <text:span text:style-name="Fuente_20_de_20_párrafo_20_predeter."><text:span text:style-name="T1">offset_fkuparm</text:span></text:span>.</text:p>
      <text:p text:style-name="P5"/>
      <text:list xml:id="list30701129" text:continue-numbering="true" text:style-name="L1">
        <text:list-item>
          <text:p text:style-name="P20"><text:span text:style-name="T13">Seleccionamos </text:span><text:span text:style-name="Fuente_20_de_20_párrafo_20_predeter."><text:span text:style-name="T2">sk_arm_end</text:span></text:span><text:span text:style-name="T13"> después el </text:span><text:span text:style-name="Fuente_20_de_20_párrafo_20_predeter."><text:span text:style-name="T2">skin_hand</text:span></text:span><text:span text:style-name="T13">, y hacemos un </text:span><text:span text:style-name="Fuente_20_de_20_párrafo_20_predeter."><text:span text:style-name="T2">constrain Point. Lf con Lf y Rg</text:span></text:span><text:span text:style-name="Fuente_20_de_20_párrafo_20_predeter."><text:span text:style-name="T2"> con Rg</text:span></text:span></text:p>
        </text:list-item>
      </text:list>
      <text:p text:style-name="P5"/>
      <text:list xml:id="list30683314" text:continue-numbering="true" text:style-name="L1">
        <text:list-item>
          <text:p text:style-name="P20">Ahora seleccionamos <text:span text:style-name="Fuente_20_de_20_párrafo_20_predeter."><text:span text:style-name="T1">ac_fkhand</text:span></text:span> y después<text:span text:style-name="Fuente_20_de_20_párrafo_20_predeter."><text:span text:style-name="T1"> skin_hand </text:span></text:span>y<text:span text:style-name="Fuente_20_de_20_párrafo_20_predeter."><text:span text:style-name="T1"> </text:span></text:span>hacemos un <text:span text:style-name="Fuente_20_de_20_párrafo_20_predeter."><text:span text:style-name="T1">constrain</text:span></text:span> <text:span text:style-name="Fuente_20_de_20_párrafo_20_predeter."><text:span text:style-name="T1">Orient</text:span></text:span>, ahora la seleccionamos <text:span text:style-name="Fuente_20_de_20_párrafo_20_predeter."><text:span text:style-name="T1">ac_ikhand </text:span></text:span>y después el <text:span text:style-name="Fuente_20_de_20_párrafo_20_predeter."><text:span text:style-name="T1">skin_hand </text:span></text:span>y hacemos un <text:span text:style-name="Fuente_20_de_20_párrafo_20_predeter."><text:span text:style-name="T1">constrain orient </text:span></text:span>(Ambas dos curvas hacen constrain al mismo skin, las Lf con el Lf y las Rg con el Rg)</text:p>
        </text:list-item>
      </text:list>
      <text:p text:style-name="P5"/>
      <text:list xml:id="list30682592" text:continue-numbering="true" text:style-name="L1">
        <text:list-item>
          <text:p text:style-name="P20"><text:span text:style-name="T6">Nos llevamos al Node Editor los orients hechos con las ac. Ahora conectamos los atributos </text:span><text:span text:style-name="Fuente_20_de_20_párrafo_20_predeter."><text:span text:style-name="T5">IkFkChange</text:span></text:span><text:span text:style-name="T6"> al atributo de los </text:span><text:span text:style-name="Fuente_20_de_20_párrafo_20_predeter."><text:span text:style-name="T5">orient </text:span></text:span><text:span text:style-name="T6">hechos por las </text:span><text:span text:style-name="Fuente_20_de_20_párrafo_20_predeter."><text:span text:style-name="T5">ac_ikhand</text:span></text:span><text:span text:style-name="T6"> y el </text:span><text:span text:style-name="Fuente_20_de_20_párrafo_20_predeter."><text:span text:style-name="T5">outputX </text:span></text:span><text:span text:style-name="T6">de</text:span><text:span text:style-name="Fuente_20_de_20_párrafo_20_predeter."><text:span text:style-name="T5"> </text:span></text:span><text:span text:style-name="T6">los </text:span><text:span text:style-name="Fuente_20_de_20_párrafo_20_predeter."><text:span text:style-name="T5">nreverse</text:span></text:span><text:span text:style-name="T6"> los conectamos a los </text:span><text:span text:style-name="Fuente_20_de_20_párrafo_20_predeter."><text:span text:style-name="T5">orient </text:span></text:span><text:span text:style-name="T6">que las </text:span><text:span text:style-name="Fuente_20_de_20_párrafo_20_predeter."><text:span text:style-name="T5">ac_fkhand </text:span></text:span><text:span text:style-name="T6">han hecho. <text:s/></text:span><text:span text:style-name="Fuente_20_de_20_párrafo_20_predeter."><text:span text:style-name="T5">Lf - Lf y Rg - Rg</text:span></text:span></text:p>
        </text:list-item>
      </text:list>
      <text:p text:style-name="P3"/>
      <text:list xml:id="list30704977" text:continue-numbering="true" text:style-name="L1">
        <text:list-item>
          <text:p text:style-name="P20"><text:span text:style-name="T6">Seleccionamos </text:span><text:span text:style-name="Fuente_20_de_20_párrafo_20_predeter."><text:span text:style-name="T5">skin_hand</text:span></text:span><text:span text:style-name="T6"> después las </text:span><text:span text:style-name="Fuente_20_de_20_párrafo_20_predeter."><text:span text:style-name="T5">ac_ikfkhand</text:span></text:span><text:span text:style-name="T6"> y hacemos un </text:span><text:span text:style-name="Fuente_20_de_20_párrafo_20_predeter."><text:span text:style-name="T5">constrain Parent</text:span></text:span></text:p>
        </text:list-item>
      </text:list>
      <text:p text:style-name="P4"/>
      <text:p text:style-name="P18">AHORA YA PODEMOS PROBAR TODO SIN RIESGO A QUE NADA SE PUEDA ESTROPEAR</text:p>
      <text:p text:style-name="P6"/>
      <text:list xml:id="list30692737" text:continue-numbering="true" text:style-name="L1">
        <text:list-item>
          <text:p text:style-name="P20"><text:soft-page-break/><text:span text:style-name="T14">Vamos con las curvas para los shoulders, hacerlas de la misma manera que hemos hecho hasta ahora,</text:span><text:span text:style-name="Fuente_20_de_20_párrafo_20_predeter."><text:span text:style-name="T3"> nombre_ac_Lf o Rg_shoulder y sus respectivos offsets</text:span></text:span><text:span text:style-name="T14">.</text:span></text:p>
        </text:list-item>
      </text:list>
      <text:p text:style-name="P11"/>
      <text:p text:style-name="P11">Seleccionamos los <text:span text:style-name="Fuente_20_de_20_párrafo_20_predeter."><text:span text:style-name="T1">skin_shoulder</text:span></text:span> después los <text:span text:style-name="Fuente_20_de_20_párrafo_20_predeter."><text:span text:style-name="T1">offset_shoulder</text:span></text:span> y <text:span text:style-name="Fuente_20_de_20_párrafo_20_predeter."><text:span text:style-name="T1">constrain parent sin </text:span></text:span><text:span text:style-name="Fuente_20_de_20_párrafo_20_predeter."><text:span text:style-name="T1">mantain offset</text:span></text:span>.</text:p>
      <text:p text:style-name="Standard"><text:span text:style-name="Fuente_20_de_20_párrafo_20_predeter."><text:span text:style-name="T1">Eliminar el constrain</text:span></text:span> y retocar las curvas con <text:span text:style-name="Fuente_20_de_20_párrafo_20_predeter."><text:span text:style-name="T1">control vertex</text:span></text:span>.</text:p>
      <text:p text:style-name="P5"/>
      <text:list xml:id="list30693147" text:continue-numbering="true" text:style-name="L1">
        <text:list-item>
          <text:p text:style-name="P20">Seleccionamos <text:span text:style-name="Fuente_20_de_20_párrafo_20_predeter."><text:span text:style-name="T1">ac_shoulder </text:span></text:span>después <text:span text:style-name="Fuente_20_de_20_párrafo_20_predeter."><text:span text:style-name="T1">skin_shoulder </text:span></text:span>y hacer un c<text:span text:style-name="Fuente_20_de_20_párrafo_20_predeter."><text:span text:style-name="T1">onstrain Parent</text:span></text:span></text:p>
        </text:list-item>
      </text:list>
      <text:p text:style-name="P5"/>
      <text:list xml:id="list30694075" text:continue-numbering="true" text:style-name="L1">
        <text:list-item>
          <text:p text:style-name="P20">Seleccionamos<text:span text:style-name="Fuente_20_de_20_párrafo_20_predeter."><text:span text:style-name="T1"> ac</text:span></text:span><text:span text:style-name="Fuente_20_de_20_párrafo_20_predeter."><text:span text:style-name="T1">_shoulder</text:span></text:span> después <text:span text:style-name="Fuente_20_de_20_párrafo_20_predeter."><text:span text:style-name="T1">offset_fkuparm </text:span></text:span>y hacer un c<text:span text:style-name="Fuente_20_de_20_párrafo_20_predeter."><text:span text:style-name="T1">onstrain Parent</text:span></text:span></text:p>
        </text:list-item>
      </text:list>
      <text:p text:style-name="P5"/>
      <text:list xml:id="list30693822" text:continue-numbering="true" text:style-name="L1">
        <text:list-item>
          <text:p text:style-name="P20">Seleccionamos <text:span text:style-name="Fuente_20_de_20_párrafo_20_predeter."><text:span text:style-name="T1">sk_shoulder_end </text:span></text:span>después <text:span text:style-name="Fuente_20_de_20_párrafo_20_predeter."><text:span text:style-name="T1">skin_uparm </text:span></text:span>y hacer un<text:span text:style-name="Fuente_20_de_20_párrafo_20_predeter."><text:span text:style-name="T1"> constrain Point</text:span></text:span></text:p>
        </text:list-item>
      </text:list>
      <text:p text:style-name="P5"/>
      <text:list xml:id="list30676349" text:continue-numbering="true" text:style-name="L1">
        <text:list-item>
          <text:p text:style-name="P20">Seleccionamos <text:span text:style-name="Fuente_20_de_20_párrafo_20_predeter."><text:span text:style-name="T1">ac_chest</text:span></text:span> después cada <text:span text:style-name="Fuente_20_de_20_párrafo_20_predeter."><text:span text:style-name="T1">offset_shoulder </text:span></text:span>y hacemos un c<text:span text:style-name="Fuente_20_de_20_párrafo_20_predeter."><text:span text:style-name="T1">onstraint Parent</text:span></text:span> <text:span text:style-name="Fuente_20_de_20_párrafo_20_predeter."><text:span text:style-name="T1"><text:s/></text:span></text:span></text:p>
        </text:list-item>
      </text:list>
      <text:p text:style-name="Standard"/>
      <text:list xml:id="list30700698" text:continue-numbering="true" text:style-name="L1">
        <text:list-item>
          <text:p text:style-name="P20">Hacemos un lock and hide de:</text:p>
        </text:list-item>
      </text:list>
      <text:p text:style-name="Standard"/>
      <text:p text:style-name="Standard"><text:tab/>En las<text:span text:style-name="Fuente_20_de_20_párrafo_20_predeter."><text:span text:style-name="T1"> ac_fk ==&gt; </text:span></text:span>Translate, scale y visibility</text:p>
      <text:p text:style-name="Standard"><text:tab/>En las <text:s/><text:span text:style-name="Fuente_20_de_20_párrafo_20_predeter."><text:span text:style-name="T1">ac_shoulder </text:span></text:span><text:span text:style-name="Fuente_20_de_20_párrafo_20_predeter."><text:span text:style-name="T1">&amp; </text:span></text:span><text:span text:style-name="Fuente_20_de_20_párrafo_20_predeter."><text:span text:style-name="T1">ac_ik</text:span></text:span><text:span text:style-name="Fuente_20_de_20_párrafo_20_predeter."><text:span text:style-name="T1"> </text:span></text:span><text:span text:style-name="Fuente_20_de_20_párrafo_20_predeter."><text:span text:style-name="T1">==&gt; </text:span></text:span>Scale y visibility </text:p>
      <text:p text:style-name="Standard"><text:tab/>En las <text:span text:style-name="Fuente_20_de_20_párrafo_20_predeter."><text:span text:style-name="T1">ac_elbow ==&gt; </text:span></text:span>Rotate, scale y visibility</text:p>
      <text:p text:style-name="Standard"><text:tab/>En las <text:span text:style-name="Fuente_20_de_20_párrafo_20_predeter."><text:span text:style-name="T1">ac_ikfkchange ==&gt; </text:span></text:span>Translate, rotate, scale y visibility</text:p>
      <text:p text:style-name="Standard"/>
      <text:list xml:id="list30681639" text:continue-numbering="true" text:style-name="L1">
        <text:list-item>
          <text:p text:style-name="P21">Ocultar las IK y poner lock en sus visibility</text:p>
        </text:list-item>
      </text:list>
      <text:p text:style-name="P2"/>
      <text:p text:style-name="P2">HACER LA MANO</text:p>
      <text:p text:style-name="P2"/>
      <text:list xml:id="list1330608802058420981" text:style-name="L2">
        <text:list-item>
          <text:p text:style-name="P23">Vamos a empezar por los dedos, para ello nos ponemos en la vista Front. Hacemos un primer skin cerca de la mano, con shift hacemos un segundo skin, con shift hacemos un tercer skin, y luego también con shift hacemos un cuarto skin.</text:p>
        </text:list-item>
      </text:list>
      <text:p text:style-name="Standard"/>
      <text:list xml:id="list30683914" text:continue-numbering="true" text:style-name="L2">
        <text:list-item>
          <text:p text:style-name="P23">Usaremos el primer skin para mover la cadena de huesos a la altura del nudillo del índice. Con rotate y scale nos aseguramos que los siguientes tres huesos calzan donde toca.</text:p>
        </text:list-item>
      </text:list>
      <text:p text:style-name="P7"><text:span text:style-name="Fuente_20_de_20_párrafo_20_predeter."><text:span text:style-name="T1"><text:tab/>ES IPORTANTE NO ROMPER LA ROTACIÓN DE EN Z</text:span></text:span></text:p>
      <text:p text:style-name="Standard"/>
      <text:list xml:id="list30700858" text:continue-numbering="true" text:style-name="L2">
        <text:list-item>
          <text:p text:style-name="P23"><text:span text:style-name="Fuente_20_de_20_párrafo_20_predeter."><text:span text:style-name="T1">Hacemos un</text:span></text:span> <text:span text:style-name="Fuente_20_de_20_párrafo_20_predeter."><text:span text:style-name="T1">Freeze</text:span></text:span> a las <text:span text:style-name="Fuente_20_de_20_párrafo_20_predeter."><text:span text:style-name="T1">rotaciones </text:span></text:span>y los <text:span text:style-name="Fuente_20_de_20_párrafo_20_predeter."><text:span text:style-name="T1">scales</text:span></text:span>.</text:p>
        </text:list-item>
      </text:list>
      <text:p text:style-name="Standard"/>
      <text:list xml:id="list30690255" text:continue-numbering="true" text:style-name="L2">
        <text:list-item>
          <text:p text:style-name="P23"><text:span text:style-name="T14">Renombramos, </text:span><text:span text:style-name="Fuente_20_de_20_párrafo_20_predeter."><text:span text:style-name="T3">nombre_skin_Lf_index01, nombre_skin_Lf_index02, nombre_skin_Lf_index03, nombre_sk_Lf_index_end</text:span></text:span></text:p>
        </text:list-item>
      </text:list>
      <text:p text:style-name="P10"/>
      <text:list xml:id="list30676369" text:continue-numbering="true" text:style-name="L2">
        <text:list-item>
          <text:p text:style-name="P23"><text:span text:style-name="T14">Podemos duplicar el primero con el fin de hacer los siguientes dedos, </text:span><text:span text:style-name="Fuente_20_de_20_párrafo_20_predeter."><text:span text:style-name="T3">middle, ring, pinky y thumb</text:span></text:span><text:span text:style-name="T14">.</text:span> Podemos usar el mirror para hacer los Rg, usando para ello el YZ y en behavior.</text:p>
        </text:list-item>
      </text:list>
      <text:p text:style-name="Standard"/>
      <text:list xml:id="list30679284" text:continue-numbering="true" text:style-name="L2">
        <text:list-item>
          <text:p text:style-name="P23">Emparentar todos los skin_01 al skin_hand (con P o arrastrando en el outliner)</text:p>
        </text:list-item>
      </text:list>
      <text:p text:style-name="Standard"><text:span text:style-name="Fuente_20_de_20_párrafo_20_predeter."><text:span text:style-name="T1">Lf - Lf y Rg - Rg</text:span></text:span></text:p>
      <text:p text:style-name="Standard"/>
      <text:list xml:id="list30675267" text:continue-numbering="true" text:style-name="L2">
        <text:list-item>
          <text:p text:style-name="P23">Ahora toca hacer las curvas para los ac_fingers de la misma manera que hasta ahora, con sus respectivos offsets. Para ambas manos y para todos los joints menos los end.</text:p>
        </text:list-item>
      </text:list>
      <text:p text:style-name="Standard"/>
      <text:list xml:id="list30696352" text:continue-numbering="true" text:style-name="L2">
        <text:list-item>
          <text:p text:style-name="P23">Los llevamos a sitio con <text:span text:style-name="Fuente_20_de_20_párrafo_20_predeter."><text:span text:style-name="T1">Constain parent sin mantain offset</text:span></text:span>. Desde cada <text:span text:style-name="Fuente_20_de_20_párrafo_20_predeter."><text:span text:style-name="T1">skin_”dedo”0X </text:span></text:span>a cada <text:span text:style-name="Fuente_20_de_20_párrafo_20_predeter."><text:span text:style-name="T1">offset_”dedo”0X</text:span></text:span> que toque.<text:span text:style-name="Fuente_20_de_20_párrafo_20_predeter."><text:span text:style-name="T1"> Eliminamos los constrain</text:span></text:span>.</text:p>
        </text:list-item>
      </text:list>
      <text:p text:style-name="Standard"/>
      <text:list xml:id="list30683800" text:continue-numbering="true" text:style-name="L2">
        <text:list-item>
          <text:p text:style-name="P23"><text:soft-page-break/>Emparentar en cascada, offset_”dedo”01 &gt; ac_”dedo”01 &gt; offset_”dedo”02 &gt; ac_”dedo”02 &gt; offset_”dedo”03 &gt; ac_”dedo”03</text:p>
        </text:list-item>
      </text:list>
      <text:p text:style-name="Standard"/>
      <text:list xml:id="list30679989" text:continue-numbering="true" text:style-name="L2">
        <text:list-item>
          <text:p text:style-name="P23"><text:span text:style-name="T14">Seleccionamos cada uno</text:span><text:span text:style-name="Fuente_20_de_20_párrafo_20_predeter."><text:span text:style-name="T3"> </text:span></text:span><text:span text:style-name="T14">de los ac_fingers después su joint_fingers correspondiente y haremos un </text:span><text:span text:style-name="Fuente_20_de_20_párrafo_20_predeter."><text:span text:style-name="T3">constrain Orient</text:span></text:span><text:span text:style-name="T14">. Del 01 al 01, del 02 al 02 y del 03 al 03, de cada dedo y de cada mano.</text:span></text:p>
        </text:list-item>
      </text:list>
      <text:p text:style-name="Standard"/>
      <text:list xml:id="list30696896" text:continue-numbering="true" text:style-name="L2">
        <text:list-item>
          <text:p text:style-name="P23">Ahora hacemos un <text:span text:style-name="Fuente_20_de_20_párrafo_20_predeter."><text:span text:style-name="T1">Constrain Parent </text:span></text:span>de <text:span text:style-name="Fuente_20_de_20_párrafo_20_predeter."><text:span text:style-name="T1">skin_hand</text:span></text:span> a cada uno de los <text:span text:style-name="Fuente_20_de_20_párrafo_20_predeter."><text:span text:style-name="T1">offsets_”dedo”01 (sólo al 01, que es el padre de la cascada de curvas y offsets)</text:span></text:span></text:p>
        </text:list-item>
      </text:list>
      <text:p text:style-name="Standard"/>
      <text:list xml:id="list30675245" text:continue-numbering="true" text:style-name="L2">
        <text:list-item>
          <text:p text:style-name="P23">Hacemos un atributo en la curva <text:span text:style-name="Fuente_20_de_20_párrafo_20_predeter."><text:span text:style-name="T1">ac_ikfkhand</text:span></text:span> para poder ocultar o mostrar las curvas de los fingers. Nombre: ShowFingers - Tipo: Enum - Cambiar =&gt; Green a off y blue a on.</text:p>
        </text:list-item>
      </text:list>
      <text:p text:style-name="Standard"/>
      <text:list xml:id="list30696747" text:continue-numbering="true" text:style-name="L2">
        <text:list-item>
          <text:p text:style-name="P23">Conectaremos ese atributo ShowFingers a la visibility de cada uno de los offsets01 de los fingers</text:p>
        </text:list-item>
      </text:list>
      <text:p text:style-name="Standard"/>
      <text:list xml:id="list30680468" text:continue-numbering="true" text:style-name="L2">
        <text:list-item>
          <text:p text:style-name="P25">Pillamos los ac_fingers y les hacemos un lock and hide de los atributos de translate, scale y visibility.</text:p>
        </text:list-item>
      </text:list>
      <text:p text:style-name="Standard"/>
      <text:p text:style-name="P2">HACER EL TWIST</text:p>
      <text:p text:style-name="Standard"/>
      <text:p text:style-name="Standard"/>
      <text:list xml:id="list6483584827354447943" text:style-name="L3">
        <text:list-item>
          <text:p text:style-name="P24">Ahora vamos a acabar los brazos haciendo un twist para simular la rotación de la piel sobre el brazo.</text:p>
        </text:list-item>
      </text:list>
      <text:p text:style-name="P16">Para eso aislamos el skin_lowarm EN LA CAMERA FRONT, y hacemos un hueso con el Create Joints y haciendo snap de V en el codo y el segundo en el end.</text:p>
      <text:p text:style-name="P17">Hacerlo en cada lado, sin usar el mirror.</text:p>
      <text:p text:style-name="Standard"/>
      <text:list xml:id="list30683568" text:continue-numbering="true" text:style-name="L3">
        <text:list-item>
          <text:p text:style-name="P24">También desde la vista Front añadimos(Insert Joints Tool) a este nuevo joint_twist tantos huesos como líneas haya en el brazo.</text:p>
        </text:list-item>
      </text:list>
      <text:p text:style-name="Standard"/>
      <text:p text:style-name="Standard"><text:tab/>Renombrar a <text:span text:style-name="Fuente_20_de_20_párrafo_20_predeter."><text:span text:style-name="T1">nombre_skin_Lf/Rg_twistarm01,</text:span></text:span></text:p>
      <text:p text:style-name="Standard"><text:span text:style-name="Fuente_20_de_20_párrafo_20_predeter."><text:span text:style-name="T1"><text:tab/>nombre_skin_Lf/R</text:span></text:span><text:span text:style-name="Fuente_20_de_20_párrafo_20_predeter."><text:span text:style-name="T1">g_twistarm02, 03, 04, 05, hasta el último que será <text:s text:c="5"/></text:span></text:span></text:p>
      <text:p text:style-name="Standard"><text:span text:style-name="Fuente_20_de_20_párrafo_20_predeter."><text:span text:style-name="T1"><text:tab/>nombre_sk_Lf/Rg_twistarm_end</text:span></text:span></text:p>
      <text:p text:style-name="Standard"/>
      <text:list xml:id="list30694919" text:continue-numbering="true" text:style-name="L3">
        <text:list-item>
          <text:p text:style-name="P24">Con la herramienta Ik Spline Handle, seleccionar el primer <text:span text:style-name="Fuente_20_de_20_párrafo_20_predeter."><text:span text:style-name="T1">skin_Lf/Rg_twistarm01 </text:span></text:span>y después el último <text:span text:style-name="Fuente_20_de_20_párrafo_20_predeter."><text:span text:style-name="T1">twistarm_sk_Lf/Rg_twistarm_end</text:span></text:span>. En ambos lados</text:p>
        </text:list-item>
      </text:list>
      <text:p text:style-name="Standard"/>
      <text:list xml:id="list30702827" text:continue-numbering="true" text:style-name="L3">
        <text:list-item>
          <text:p text:style-name="P24">Renombramos los ik y las curva resultantes a <text:span text:style-name="Fuente_20_de_20_párrafo_20_predeter."><text:span text:style-name="T1">nombre_ik_Lf/Rg_twistarm y <text:s/>nombre_crv_Lf/Rg_twistarm</text:span></text:span></text:p>
        </text:list-item>
      </text:list>
      <text:p text:style-name="Standard"/>
      <text:list xml:id="list30683827" text:continue-numbering="true" text:style-name="L3">
        <text:list-item>
          <text:p text:style-name="P24">Seleccionamos los ik y dentro de sus atributos, en la pestaña IK Solver Attibutes&gt; <text:span text:style-name="Fuente_20_de_20_párrafo_20_predeter."><text:span text:style-name="T1">Advanced Twist Controls ponemos los siguientes atributos</text:span></text:span></text:p>
        </text:list-item>
      </text:list>
      <text:p text:style-name="Standard"><text:tab/>(Ctrl+a para ver el atribute editor) Hacer en cada uno de los ik_twistarm</text:p>
      <text:p text:style-name="Standard"/>
      <text:p text:style-name="P11"><text:span text:style-name="Fuente_20_de_20_párrafo_20_predeter."><text:span text:style-name="T1">Activar Enable Twist Controls</text:span></text:span></text:p>
      <text:p text:style-name="P11">Poner los valores así:</text:p>
      <text:p text:style-name="P11">World Up Type: <text:span text:style-name="Fuente_20_de_20_párrafo_20_predeter."><text:span text:style-name="T1">Object Rotation Up (Start/End)</text:span></text:span></text:p>
      <text:p text:style-name="P11">Forward Axis: <text:span text:style-name="Fuente_20_de_20_párrafo_20_predeter."><text:span text:style-name="T1">Positive X</text:span></text:span></text:p>
      <text:p text:style-name="P11">Up Axis: <text:span text:style-name="Fuente_20_de_20_párrafo_20_predeter."><text:span text:style-name="T1">Positive Z</text:span></text:span></text:p>
      <text:p text:style-name="P11">Up Vector: <text:span text:style-name="Fuente_20_de_20_párrafo_20_predeter."><text:span text:style-name="T1">0,0,1</text:span></text:span></text:p>
      <text:p text:style-name="P11"><text:soft-page-break/>Up Vector 2: <text:span text:style-name="Fuente_20_de_20_párrafo_20_predeter."><text:span text:style-name="T1">0,0,1</text:span></text:span></text:p>
      <text:p text:style-name="P11">World Up Object: <text:span text:style-name="Fuente_20_de_20_párrafo_20_predeter."><text:span text:style-name="T1">nombre_skin_Lf_lowarm; nombre_skin_Rg_lowarm</text:span></text:span></text:p>
      <text:p text:style-name="P11">World Up Object2: <text:span text:style-name="Fuente_20_de_20_párrafo_20_predeter."><text:span text:style-name="T1">nombre_skin_Lf_hand; nombre_skin_Rg_hand</text:span></text:span></text:p>
      <text:p text:style-name="Standard"/>
      <text:list xml:id="list30678898" text:continue-numbering="true" text:style-name="L3">
        <text:list-item>
          <text:p text:style-name="P24">Emparentar la <text:span text:style-name="Fuente_20_de_20_párrafo_20_predeter."><text:span text:style-name="T1">crv_twistarm</text:span></text:span> al <text:span text:style-name="Fuente_20_de_20_párrafo_20_predeter."><text:span text:style-name="T1">skin_lowarm</text:span></text:span> (con P o arrastrando) <text:span text:style-name="Fuente_20_de_20_párrafo_20_predeter."><text:span text:style-name="T1">Lf - Lf y Rg - Rg</text:span></text:span></text:p>
        </text:list-item>
      </text:list>
      <text:p text:style-name="P5"/>
      <text:list xml:id="list30678685" text:continue-numbering="true" text:style-name="L3">
        <text:list-item>
          <text:p text:style-name="P22">Ocultamos las crv y los ik y lockeamos las visibility</text:p>
        </text:list-item>
      </text:list>
      <text:p text:style-name="Standard"/>
      <text:p text:style-name="Standard"/>
      <text:p text:style-name="Standard"/>
      <text:p text:style-name="P2">LLEGA EL MOMENTO DE AGRUPAR LAS COSAS.</text:p>
      <text:p text:style-name="P2">LOS JOINTS CON LOS JOINTS, <text:s/>ACS CON ACS Y EL RESTO EN ELEMENTS.</text:p>
      <text:p text:style-name="P6"/>
      <text:p text:style-name="P6">KARL_grp_Lf_arm_joints</text:p>
      <text:p text:style-name="P6">KARL_grp_Lf_arm_ac</text:p>
      <text:p text:style-name="P6">KARL_grp_Lf_arm_elem</text:p>
      <text:p text:style-name="P6"/>
      <text:p text:style-name="P2">LUEGO AGRUPAR DE NUEVO</text:p>
      <text:p text:style-name="P6"/>
      <text:p text:style-name="P6">Karl_grp_Lf_arm</text:p>
      <text:p text:style-name="P2"/>
      <text:p text:style-name="P7"><text:span text:style-name="Fuente_20_de_20_párrafo_20_predeter."><text:span text:style-name="T4">LO MISMO PARA Rg</text:span></text:span></text:p>
      <text:p text:style-name="P7"/>
      <text:p text:style-name="P2">EMPARENTAR LOS DOS GRUPOS RESULTANTES A LA GLOBAL.</text:p>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creation-date>2016-02-01T16:03:00Z</meta:creation-date>
    <dc:date>2022-03-15T10:45:39.50</dc:date>
    <meta:editing-cycles>39</meta:editing-cycles>
    <meta:editing-duration>P1DT6H30M6S</meta:editing-duration>
    <meta:document-statistic meta:table-count="0" meta:image-count="0" meta:object-count="0" meta:page-count="6" meta:paragraph-count="112" meta:word-count="1990" meta:character-count="11916"/>
    <meta:template xlink:type="simple" xlink:actuate="onRequest" xlink:title="" xlink:href="Normal"/>
  </office:meta>
</office:document-meta>
</file>